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2.70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4.9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24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8.80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4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9.8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Sistemas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2.702cm" svg:height="1.373cm" svg:x="4.484cm" svg:y="9.637cm">
          <draw:text-box>
            <text:p text:style-name="P3"><text:span text:style-name="T5">Full stack web developer. Frontend and Backend development using</text:span></text:p>
            <text:p text:style-name="P3"><text:span text:style-name="T5">Programming languagues such as PHP, Ruby [on Rails], JavaScript</text:span></text:p>
            <text:p text:style-name="P3"><text:span text:style-name="T5">(AngularJS 1.4, jQuery), GO.</text:span></text:p>
            <text:p text:style-name="P3"><text:span text:style-name="T5">Plugin and Theme development/maintenance for WordPress, server maintenance.</text:span></text:p>
          </draw:text-box>
        </draw:frame>
        <draw:frame draw:style-name="gr17" draw:text-style-name="P6" draw:layer="layout" svg:width="7.283cm" svg:height="0.357cm" svg:x="4.484cm" svg:y="7.64cm">
          <draw:text-box>
            <text:p text:style-name="P3"><text:span text:style-name="T5">Maintenance of an Open Source ERP (ERPNext)</text:span></text:p>
          </draw:text-box>
        </draw:frame>
        <draw:frame draw:style-name="gr18" draw:text-style-name="P6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19" draw:text-style-name="P6" draw:layer="layout" svg:width="9.654cm" svg:height="0.357cm" svg:x="4.484cm" svg:y="8.3cm">
          <draw:text-box>
            <text:p text:style-name="P3"><text:span text:style-name="T5">Server maintenance (Linux/Windows Server), new Frontends,</text:span></text:p>
          </draw:text-box>
        </draw:frame>
        <draw:frame draw:style-name="gr20" draw:text-style-name="P6" draw:layer="layout" svg:width="4.743cm" svg:height="0.357cm" svg:x="4.484cm" svg:y="8.632cm">
          <draw:text-box>
            <text:p text:style-name="P3"><text:span text:style-name="T5">WordPress themes and plugins</text:span></text:p>
          </draw:text-box>
        </draw:frame>
        <draw:frame draw:style-name="gr21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22" draw:text-style-name="P4" draw:layer="layout" svg:width="10.67cm" svg:height="0.399cm" svg:x="2.004cm" svg:y="21.337cm">
          <draw:text-box>
            <text:p text:style-name="P3"><text:span text:style-name="T1">Vanilla JavaScript (ES6+), React, jQuery HTML(5), CSS(3)</text:span></text:p>
          </draw:text-box>
        </draw:frame>
        <draw:frame draw:style-name="gr23" draw:text-style-name="P4" draw:layer="layout" svg:width="15.814cm" svg:height="0.399cm" svg:x="2.004cm" svg:y="21.711cm">
          <draw:text-box>
            <text:p text:style-name="P3"><text:span text:style-name="T1">Shell, Linux, MSSQL, MySQL, PostgreSQL, WordPress, Python, PHP, Go, Ruby [on Rails]</text:span></text:p>
          </draw:text-box>
        </draw:frame>
        <draw:frame draw:style-name="gr24" draw:text-style-name="P4" draw:layer="layout" svg:width="15.433cm" svg:height="0.399cm" svg:x="2.004cm" svg:y="22.089cm">
          <draw:text-box>
            <text:p text:style-name="P3"><text:span text:style-name="T1">NodeJS, NextJS, Email Marketing, Vi(Vim), Regular expressions</text:span></text:p>
          </draw:text-box>
        </draw:frame>
        <draw:frame draw:style-name="gr25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languages: <text:s text:c="2"/>English(Advanced), Spanish(Intermediate), German (Reading - Beginner) </text:span></text:p>
          </draw:text-box>
        </draw:frame>
        <draw:frame draw:style-name="gr26" draw:text-style-name="P4" draw:layer="layout" svg:width="5.337cm" svg:height="0.399cm" svg:x="2.004cm" svg:y="24.024cm">
          <draw:text-box>
            <text:p text:style-name="P3"><text:span text:style-name="T1">Official Microsoft Courses: </text:span></text:p>
          </draw:text-box>
        </draw:frame>
        <draw:frame draw:style-name="gr27" draw:text-style-name="P4" draw:layer="layout" svg:width="9.146cm" svg:height="0.399cm" svg:x="3.274cm" svg:y="24.395cm">
          <draw:text-box>
            <text:p text:style-name="P3"><text:span text:style-name="T1">10266 | Programming C# With Visual Studio 2010; </text:span></text:p>
          </draw:text-box>
        </draw:frame>
        <draw:frame draw:style-name="gr28" draw:text-style-name="P4" draw:layer="layout" svg:width="13.909cm" svg:height="0.399cm" svg:x="3.274cm" svg:y="24.769cm">
          <draw:text-box>
            <text:p text:style-name="P3"><text:span text:style-name="T1">10267 | Introduction to Web Development with Microsoft Visual Studio 2010</text:span></text:p>
          </draw:text-box>
        </draw:frame>
        <draw:frame draw:style-name="gr29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0" draw:text-style-name="P4" draw:layer="layout" svg:width="8.003cm" svg:height="0.399cm" svg:x="3.274cm" svg:y="25.142cm">
          <draw:text-box>
            <text:p text:style-name="P3"><text:span text:style-name="T1">10774 | Querying Microsoft SQL Server 2012</text:span></text:p>
          </draw:text-box>
        </draw:frame>
        <draw:frame draw:style-name="gr31" draw:text-style-name="P4" draw:layer="layout" svg:width="10.861cm" svg:height="0.399cm" svg:x="3.274cm" svg:y="25.513cm">
          <draw:text-box>
            <text:p text:style-name="P3"><text:span text:style-name="T1">10775 | Administering Microsoft SQL Server 2012 Databases</text:span></text:p>
          </draw:text-box>
        </draw:frame>
        <draw:frame draw:style-name="gr25" draw:text-style-name="P4" draw:layer="layout" svg:width="8.575cm" svg:height="0.399cm" svg:x="3.274cm" svg:y="25.887cm">
          <draw:text-box>
            <text:p text:style-name="P3"><text:span text:style-name="T1">10778 | Implementing <text:s/>Data Models and Reports</text:span></text:p>
          </draw:text-box>
        </draw:frame>
        <draw:frame draw:style-name="gr32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3" draw:text-style-name="P4" draw:layer="layout" svg:width="18.1cm" svg:height="0.399cm" svg:x="2.004cm" svg:y="27.3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34" draw:text-style-name="P4" draw:layer="layout" svg:width="5.717cm" svg:height="0.399cm" svg:x="2.004cm" svg:y="27.934cm">
          <draw:text-box>
            <text:p text:style-name="P3"><text:span text:style-name="T6">[tiago@tiago-linuxbox:~]$ </text:span><text:span text:style-name="T1">date</text:span></text:p>
          </draw:text-box>
        </draw:frame>
        <draw:frame draw:style-name="gr35" draw:text-style-name="P6" draw:layer="layout" svg:width="5.251cm" svg:height="0.357cm" svg:x="2.004cm" svg:y="28.447cm">
          <draw:text-box>
            <text:p text:style-name="P3"><text:span text:style-name="T5">Tue Apr <text:s/>5 07:15:52 PM -03 2022</text:span></text:p>
          </draw:text-box>
        </draw:frame>
        <draw:frame draw:style-name="gr20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6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7" draw:text-style-name="P6" draw:layer="layout" svg:width="15.518cm" svg:height="1.165cm" svg:x="4.484cm" svg:y="11.535cm">
          <draw:text-box>
            <text:p text:style-name="P3"><text:span text:style-name="T5">Research &amp; Development staff as Web/Desktop developer.</text:span></text:p>
            <text:p text:style-name="P3"><text:span text:style-name="T5">.NET framework (C#), MSSQL, Agile Dev. (SCRUM) and DDD, some Linux server maintenance.</text:span></text:p>
          </draw:text-box>
        </draw:frame>
        <draw:frame draw:style-name="gr38" draw:text-style-name="P5" draw:layer="layout" svg:width="3.389cm" svg:height="0.357cm" svg:x="1.986cm" svg:y="12.42cm">
          <draw:text-box>
            <text:p text:style-name="P3"><text:span text:style-name="T4">2017 – 2018 <text:s/>O2Fund </text:span></text:p>
          </draw:text-box>
        </draw:frame>
        <draw:frame draw:style-name="gr39" draw:text-style-name="P6" draw:layer="layout" svg:width="14.903cm" svg:height="1.03cm" svg:x="4.487cm" svg:y="12.858cm">
          <draw:text-box>
            <text:p text:style-name="P3"><text:span text:style-name="T5">WebApp using NextJS(React), Ruby on Rails and PostgreSQL, API with both REST and GraphQL</text:span></text:p>
            <text:p text:style-name="P3"><text:span text:style-name="T5">Linux server maintenance, Full Stack development with JavaScript (React)</text:span></text:p>
            <text:p text:style-name="P3"><text:span text:style-name="T5">Node.js/PostgreSQL backend.</text:span></text:p>
          </draw:text-box>
        </draw:frame>
        <draw:frame draw:style-name="gr20" draw:text-style-name="P5" draw:layer="layout" svg:width="4.743cm" svg:height="0.357cm" svg:x="1.99cm" svg:y="14.121cm">
          <draw:text-box>
            <text:p text:style-name="P3"><text:span text:style-name="T4">2018 – 2019 <text:s/>Telefônica/Vivo</text:span></text:p>
          </draw:text-box>
        </draw:frame>
        <draw:frame draw:style-name="gr40" draw:text-style-name="P6" draw:layer="layout" svg:width="15.242cm" svg:height="1.03cm" svg:x="4.494cm" svg:y="14.54cm">
          <draw:text-box>
            <text:p text:style-name="P3"><text:span text:style-name="T5">Web/App Analytics (Development and Architecture)</text:span></text:p>
            <text:p text:style-name="P3"><text:span text:style-name="T5">Google Tag Manager – GCP – JavaScript ES6 – Firebase – AppsFlyer – Adjust - BigQuery – SQL</text:span></text:p>
          </draw:text-box>
        </draw:frame>
        <draw:frame draw:style-name="gr41" draw:text-style-name="P5" draw:layer="layout" svg:width="4.066cm" svg:height="0.357cm" svg:x="1.99cm" svg:y="15.419cm">
          <draw:text-box>
            <text:p text:style-name="P3"><text:span text:style-name="T4">2019 – 2019 <text:s/>TradersClub</text:span></text:p>
          </draw:text-box>
        </draw:frame>
        <draw:frame draw:style-name="gr42" draw:text-style-name="P6" draw:layer="layout" svg:width="8.807cm" svg:height="0.687cm" svg:x="4.491cm" svg:y="15.839cm">
          <draw:text-box>
            <text:p text:style-name="P3"><text:span text:style-name="T5">Community based Startup focusing on Financial Market</text:span></text:p>
            <text:p text:style-name="P3"><text:span text:style-name="T5">WebApp using React, React-Native, GO/Node.js Backend</text:span></text:p>
          </draw:text-box>
        </draw:frame>
        <draw:frame draw:style-name="gr43" draw:text-style-name="P5" draw:layer="layout" svg:width="3.219cm" svg:height="0.357cm" svg:x="1.99cm" svg:y="16.922cm">
          <draw:text-box>
            <text:p text:style-name="P3"><text:span text:style-name="T4">2019 – 2020 <text:s/>Bettha</text:span></text:p>
          </draw:text-box>
        </draw:frame>
        <draw:frame draw:style-name="gr44" draw:text-style-name="P6" draw:layer="layout" svg:width="15.411cm" svg:height="1.03cm" svg:x="4.491cm" svg:y="17.341cm">
          <draw:text-box>
            <text:p text:style-name="P3"><text:span text:style-name="T5">As the only Senior member I’ve worked on Architecture, documentation and creation of APIs, 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45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46" draw:text-style-name="P5" draw:layer="layout" svg:width="3.897cm" svg:height="0.357cm" svg:x="1.993cm" svg:y="18.523cm">
          <draw:text-box>
            <text:p text:style-name="P3"><text:span text:style-name="T4">2021 – 2021 <text:s/>CNN Brasil</text:span></text:p>
          </draw:text-box>
        </draw:frame>
        <draw:frame draw:style-name="gr47" draw:text-style-name="P6" draw:layer="layout" svg:width="9.823cm" svg:height="1.03cm" svg:x="4.494cm" svg:y="18.943cm">
          <draw:text-box>
            <text:p text:style-name="P3"><text:span text:style-name="T5">Migrate WordPress (Pro) blog service to In house solution</text:span></text:p>
            <text:p text:style-name="P3"><text:span text:style-name="T5">React and Gutenberg solutions for Frontend</text:span></text:p>
            <text:p text:style-name="P3"><text:span text:style-name="T5">Cloud completely based on Automattic from WordPr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26T14:59:45.831196335</dc:date>
    <meta:editing-duration>PT19M36S</meta:editing-duration>
    <meta:editing-cycles>8</meta:editing-cycles>
    <meta:generator>LibreOffice/7.3.0.3$Linux_X86_64 LibreOffice_project/0f246aa12d0eee4a0f7adcefbf7c878fc2238db3</meta:generator>
    <meta:document-statistic meta:object-count="58"/>
  </office:meta>
</office:document-meta>
</file>